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4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7.359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24.118cm" svg:height="11.686cm" svg:x="3.775cm" svg:y="6.178cm">
            <draw:object draw:notify-on-update-of-ranges="errorLayerPercentageGraph291614234.A1:errorLayerPercentageGraph291614234.A1 errorLayerPercentageGraph291614234.B1:errorLayerPercentageGraph291614234.K1 errorLayerPercentageGraph291614234.A2:errorLayerPercentageGraph291614234.A2 errorLayerPercentageGraph291614234.B2:errorLayerPercentageGraph291614234.K2 errorLayerPercentageGraph291614234.A3:errorLayerPercentageGraph291614234.A3 errorLayerPercentageGraph291614234.B3:errorLayerPercentageGraph291614234.K3 errorLayerPercentageGraph291614234.A4:errorLayerPercentageGraph291614234.A4 errorLayerPercentageGraph291614234.B4:errorLayerPercentageGraph291614234.K4 errorLayerPercentageGraph291614234.A5:errorLayerPercentageGraph291614234.A5 errorLayerPercentageGraph291614234.B5:errorLayerPercentageGraph291614234.K5 errorLayerPercentageGraph291614234.A6:errorLayerPercentageGraph291614234.A6 errorLayerPercentageGraph291614234.B6:errorLayerPercentageGraph291614234.K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Average Excitatory Voltage Change per Neuron (+0.01 C)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4982" calcext:value-type="float">
            <text:p>0,004982</text:p>
          </table:table-cell>
          <table:table-cell office:value-type="float" office:value="0.027055" calcext:value-type="float">
            <text:p>0,027055</text:p>
          </table:table-cell>
          <table:table-cell office:value-type="float" office:value="0.078661" calcext:value-type="float">
            <text:p>0,078661</text:p>
          </table:table-cell>
          <table:table-cell office:value-type="float" office:value="0.165791" calcext:value-type="float">
            <text:p>0,165791</text:p>
          </table:table-cell>
          <table:table-cell office:value-type="float" office:value="0.320421" calcext:value-type="float">
            <text:p>0,320421</text:p>
          </table:table-cell>
          <table:table-cell office:value-type="float" office:value="0.559353" calcext:value-type="float">
            <text:p>0,559353</text:p>
          </table:table-cell>
          <table:table-cell office:value-type="float" office:value="0.813128" calcext:value-type="float">
            <text:p>0,813128</text:p>
          </table:table-cell>
          <table:table-cell office:value-type="float" office:value="1.051958" calcext:value-type="float">
            <text:p>1,051958</text:p>
          </table:table-cell>
          <table:table-cell office:value-type="float" office:value="1.241802" calcext:value-type="float">
            <text:p>1,24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Inhibitory Voltage Change per Neuron (+0.01 C)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7399" calcext:value-type="float">
            <text:p>0,007399</text:p>
          </table:table-cell>
          <table:table-cell office:value-type="float" office:value="0.030567" calcext:value-type="float">
            <text:p>0,030567</text:p>
          </table:table-cell>
          <table:table-cell office:value-type="float" office:value="0.080822" calcext:value-type="float">
            <text:p>0,080822</text:p>
          </table:table-cell>
          <table:table-cell office:value-type="float" office:value="0.172608" calcext:value-type="float">
            <text:p>0,172608</text:p>
          </table:table-cell>
          <table:table-cell office:value-type="float" office:value="0.332447" calcext:value-type="float">
            <text:p>0,332447</text:p>
          </table:table-cell>
          <table:table-cell office:value-type="float" office:value="0.562139" calcext:value-type="float">
            <text:p>0,562139</text:p>
          </table:table-cell>
          <table:table-cell office:value-type="float" office:value="0.834296" calcext:value-type="float">
            <text:p>0,834296</text:p>
          </table:table-cell>
          <table:table-cell office:value-type="float" office:value="1.045703" calcext:value-type="float">
            <text:p>1,045703</text:p>
          </table:table-cell>
          <table:table-cell office:value-type="float" office:value="1.24742" calcext:value-type="float">
            <text:p>1,24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1 C)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3058" calcext:value-type="float">
            <text:p>0,003058</text:p>
          </table:table-cell>
          <table:table-cell office:value-type="float" office:value="0.015108" calcext:value-type="float">
            <text:p>0,015108</text:p>
          </table:table-cell>
          <table:table-cell office:value-type="float" office:value="0.047304" calcext:value-type="float">
            <text:p>0,047304</text:p>
          </table:table-cell>
          <table:table-cell office:value-type="float" office:value="0.10127" calcext:value-type="float">
            <text:p>0,10127</text:p>
          </table:table-cell>
          <table:table-cell office:value-type="float" office:value="0.201384" calcext:value-type="float">
            <text:p>0,201384</text:p>
          </table:table-cell>
          <table:table-cell office:value-type="float" office:value="0.345736" calcext:value-type="float">
            <text:p>0,345736</text:p>
          </table:table-cell>
          <table:table-cell office:value-type="float" office:value="0.530834" calcext:value-type="float">
            <text:p>0,530834</text:p>
          </table:table-cell>
          <table:table-cell office:value-type="float" office:value="0.715221" calcext:value-type="float">
            <text:p>0,715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1 C)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4348" calcext:value-type="float">
            <text:p>0,004348</text:p>
          </table:table-cell>
          <table:table-cell office:value-type="float" office:value="0.01754" calcext:value-type="float">
            <text:p>0,01754</text:p>
          </table:table-cell>
          <table:table-cell office:value-type="float" office:value="0.041301" calcext:value-type="float">
            <text:p>0,041301</text:p>
          </table:table-cell>
          <table:table-cell office:value-type="float" office:value="0.099847" calcext:value-type="float">
            <text:p>0,099847</text:p>
          </table:table-cell>
          <table:table-cell office:value-type="float" office:value="0.20947" calcext:value-type="float">
            <text:p>0,20947</text:p>
          </table:table-cell>
          <table:table-cell office:value-type="float" office:value="0.351941" calcext:value-type="float">
            <text:p>0,351941</text:p>
          </table:table-cell>
          <table:table-cell office:value-type="float" office:value="0.536922" calcext:value-type="float">
            <text:p>0,536922</text:p>
          </table:table-cell>
          <table:table-cell office:value-type="float" office:value="0.730292" calcext:value-type="float">
            <text:p>0,73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xcitatory Voltage Change per Neuron (+0.0001 C)</text:p>
          </table:table-cell>
          <table:table-cell office:value-type="float" office:value="0.00000266666666666667" calcext:value-type="float">
            <text:p>2,66666666666667E-06</text:p>
          </table:table-cell>
          <table:table-cell office:value-type="float" office:value="0.00000553333333333333" calcext:value-type="float">
            <text:p>5,53333333333333E-06</text:p>
          </table:table-cell>
          <table:table-cell office:value-type="float" office:value="0.000153066666666667" calcext:value-type="float">
            <text:p>0,000153066666666667</text:p>
          </table:table-cell>
          <table:table-cell office:value-type="float" office:value="0.0019475" calcext:value-type="float">
            <text:p>0,0019475</text:p>
          </table:table-cell>
          <table:table-cell office:value-type="float" office:value="0.00708533333333333" calcext:value-type="float">
            <text:p>0,00708533333333333</text:p>
          </table:table-cell>
          <table:table-cell office:value-type="float" office:value="0.0167488" calcext:value-type="float">
            <text:p>0,0167488</text:p>
          </table:table-cell>
          <table:table-cell office:value-type="float" office:value="0.034608" calcext:value-type="float">
            <text:p>0,034608</text:p>
          </table:table-cell>
          <table:table-cell office:value-type="float" office:value="0.0531923333333333" calcext:value-type="float">
            <text:p>0,0531923333333333</text:p>
          </table:table-cell>
          <table:table-cell office:value-type="float" office:value="0.0994143" calcext:value-type="float">
            <text:p>0,0994143</text:p>
          </table:table-cell>
          <table:table-cell office:value-type="float" office:value="0.135875066666667" calcext:value-type="float">
            <text:p>0,1358750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Average Inhibitory</text:span> Voltage Change per Neuron (+0.0001 C)</text:p>
          </table:table-cell>
          <table:table-cell office:value-type="float" office:value="0.0000239666666666667" calcext:value-type="float">
            <text:p>2,39666666666667E-05</text:p>
          </table:table-cell>
          <table:table-cell office:value-type="float" office:value="0.0000252" calcext:value-type="float">
            <text:p>0,0000252</text:p>
          </table:table-cell>
          <table:table-cell office:value-type="float" office:value="0.0001784" calcext:value-type="float">
            <text:p>0,0001784</text:p>
          </table:table-cell>
          <table:table-cell office:value-type="float" office:value="0.00195603333333333" calcext:value-type="float">
            <text:p>0,00195603333333333</text:p>
          </table:table-cell>
          <table:table-cell office:value-type="float" office:value="0.00642843333333333" calcext:value-type="float">
            <text:p>0,00642843333333333</text:p>
          </table:table-cell>
          <table:table-cell office:value-type="float" office:value="0.0184902" calcext:value-type="float">
            <text:p>0,0184902</text:p>
          </table:table-cell>
          <table:table-cell office:value-type="float" office:value="0.0406103333333333" calcext:value-type="float">
            <text:p>0,0406103333333333</text:p>
          </table:table-cell>
          <table:table-cell office:value-type="float" office:value="0.0678778333333333" calcext:value-type="float">
            <text:p>0,0678778333333333</text:p>
          </table:table-cell>
          <table:table-cell office:value-type="float" office:value="0.1045588" calcext:value-type="float">
            <text:p>0,1045588</text:p>
          </table:table-cell>
          <table:table-cell office:value-type="float" office:value="0.140822" calcext:value-type="float">
            <text:p>0,140822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3">
          <table:table-cell office:value-type="string" calcext:value-type="string">
            <text:p><text:span text:style-name="T1">Std Deviation Avg (Excitatory) of 0.112327 (+0.01 C)</text:span></text:p>
            <text:p><text:span text:style-name="T1"> +  0.104213 (+0.001 C) + 0.056601 (+0.0001 C)</text:span></text:p>
          </table:table-cell>
          <table:table-cell office:value-type="float" office:value="0.091047" calcext:value-type="float">
            <text:p>0,09104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<text:span text:style-name="T1">Std Deviation Avg (Inhibitory) of 0.112012 (+0.01 C)</text:span></text:p>
            <text:p><text:span text:style-name="T1"> + 0.102002 (+0.001 C) + 0.063569 (+0.0001 C)</text:span></text:p>
          </table:table-cell>
          <table:table-cell office:value-type="float" office:value="0.092528" calcext:value-type="float">
            <text:p>0,09252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ndard Deviation Excitatory and Inhibitory Average for all layers:</text:p>
          </table:table-cell>
          <table:table-cell table:formula="of:= AVERAGE([.B8:.B9])" office:value-type="float" office:value="0.0917875" calcext:value-type="float">
            <text:p>0,09178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18:14:27.598107787</dc:date>
    <meta:editing-duration>PT2H31M14S</meta:editing-duration>
    <meta:editing-cycles>21</meta:editing-cycles>
    <meta:generator>LibreOffice/7.3.7.2$Linux_X86_64 LibreOffice_project/30$Build-2</meta:generator>
    <meta:print-date>2024-10-09T17:41:01.116829074</meta:print-date>
    <meta:document-statistic meta:table-count="1" meta:cell-count="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ot" svg:stroke-width="0.08cm" svg:stroke-color="#8e86ae" draw:fill-color="#8e86a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uble_20_Dash_20__28_Rounded_29_" svg:stroke-width="0.08cm" svg:stroke-color="#ffd428" svg:stroke-linecap="round" draw:fill-color="#ffd428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b47804" svg:stroke-linecap="round" draw:fill-color="#b478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19cm" svg:height="11.687cm" xlink:href=".." xlink:type="simple" chart:class="chart:line" chart:style-name="ch1">
        <chart:legend chart:legend-position="end" svg:x="13.254cm" svg:y="1.067cm" style:legend-expansion="custom" svg:width="10.862cm" svg:height="3.554cm" style:legend-expansion-aspect-ratio="3.05627462014631" chart:style-name="ch2"/>
        <chart:plot-area chart:style-name="ch3" table:cell-range-address="errorLayerPercentageGraph291614234.A1:errorLayerPercentageGraph291614234.K6" chart:data-source-has-labels="column" svg:x="1.871cm" svg:y="0.28cm" svg:width="11.782cm" svg:height="10.208cm">
          <chart:coordinate-region svg:x="2.598cm" svg:y="0.48cm" svg:width="10.869cm" svg:height="9.361cm"/>
          <chart:axis chart:dimension="x" chart:name="primary-x" chart:style-name="ch4">
            <chart:title svg:x="6.858cm" svg:y="10.721cm" chart:style-name="ch5">
              <text:p>Layer Index</text:p>
            </chart:title>
          </chart:axis>
          <chart:axis chart:dimension="y" chart:name="primary-y" chart:style-name="ch6">
            <chart:title svg:x="0.829cm" svg:y="9.357cm" chart:style-name="ch7">
              <text:p>Absolute Average Voltage Difference Per Neuron (mV)</text:p>
            </chart:title>
            <chart:grid chart:style-name="ch8" chart:class="major"/>
          </chart:axis>
          <chart:series chart:style-name="ch9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series chart:style-name="ch10" chart:values-cell-range-address="errorLayerPercentageGraph291614234.B2:errorLayerPercentageGraph291614234.K2" chart:label-cell-address="errorLayerPercentageGraph291614234.A2:errorLayerPercentageGraph291614234.A2" chart:class="chart:line">
            <chart:data-point chart:repeated="10"/>
          </chart:series>
          <chart:series chart:style-name="ch11" chart:values-cell-range-address="errorLayerPercentageGraph291614234.B3:errorLayerPercentageGraph291614234.K3" chart:label-cell-address="errorLayerPercentageGraph291614234.A3:errorLayerPercentageGraph291614234.A3" chart:class="chart:line">
            <chart:data-point chart:repeated="10"/>
          </chart:series>
          <chart:series chart:style-name="ch12" chart:values-cell-range-address="errorLayerPercentageGraph291614234.B4:errorLayerPercentageGraph291614234.K4" chart:label-cell-address="errorLayerPercentageGraph291614234.A4:errorLayerPercentageGraph291614234.A4" chart:class="chart:line">
            <chart:data-point chart:repeated="10"/>
          </chart:series>
          <chart:series chart:style-name="ch13" chart:values-cell-range-address="errorLayerPercentageGraph291614234.B5:errorLayerPercentageGraph291614234.K5" chart:label-cell-address="errorLayerPercentageGraph291614234.A5:errorLayerPercentageGraph291614234.A5" chart:class="chart:line">
            <chart:data-point chart:repeated="10"/>
          </chart:series>
          <chart:series chart:style-name="ch14" chart:values-cell-range-address="errorLayerPercentageGraph291614234.B6:errorLayerPercentageGraph291614234.K6" chart:label-cell-address="errorLayerPercentageGraph291614234.A6:errorLayerPercentageGraph291614234.A6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 Excitatory Voltage Change per Neuron (+0.01 C)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.000084">
                <text:p>0.000084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.004982">
                <text:p>0.004982</text:p>
              </table:table-cell>
              <table:table-cell office:value-type="float" office:value="0.027055">
                <text:p>0.027055</text:p>
              </table:table-cell>
              <table:table-cell office:value-type="float" office:value="0.078661">
                <text:p>0.078661</text:p>
              </table:table-cell>
              <table:table-cell office:value-type="float" office:value="0.165791">
                <text:p>0.165791</text:p>
              </table:table-cell>
              <table:table-cell office:value-type="float" office:value="0.320421">
                <text:p>0.320421</text:p>
              </table:table-cell>
              <table:table-cell office:value-type="float" office:value="0.559353">
                <text:p>0.559353</text:p>
              </table:table-cell>
              <table:table-cell office:value-type="float" office:value="0.813128">
                <text:p>0.813128</text:p>
              </table:table-cell>
              <table:table-cell office:value-type="float" office:value="1.051958">
                <text:p>1.051958</text:p>
              </table:table-cell>
              <table:table-cell office:value-type="float" office:value="1.241802">
                <text:p>1.241802</text:p>
              </table:table-cell>
            </table:table-row>
            <table:table-row>
              <table:table-cell office:value-type="string">
                <text:p>Average Inhibitory Voltage Change per Neuron (+0.01 C)</text:p>
                <draw:g>
                  <svg:desc>errorLayerPercentageGraph291614234.A2:errorLayerPercentageGraph291614234.A2</svg:desc>
                </draw:g>
              </table:table-cell>
              <table:table-cell office:value-type="float" office:value="0.00275">
                <text:p>0.00275</text:p>
                <draw:g>
                  <svg:desc>errorLayerPercentageGraph291614234.B2:errorLayerPercentageGraph291614234.K2</svg:desc>
                </draw:g>
              </table:table-cell>
              <table:table-cell office:value-type="float" office:value="0.007399">
                <text:p>0.007399</text:p>
              </table:table-cell>
              <table:table-cell office:value-type="float" office:value="0.030567">
                <text:p>0.030567</text:p>
              </table:table-cell>
              <table:table-cell office:value-type="float" office:value="0.080822">
                <text:p>0.080822</text:p>
              </table:table-cell>
              <table:table-cell office:value-type="float" office:value="0.172608">
                <text:p>0.172608</text:p>
              </table:table-cell>
              <table:table-cell office:value-type="float" office:value="0.332447">
                <text:p>0.332447</text:p>
              </table:table-cell>
              <table:table-cell office:value-type="float" office:value="0.562139">
                <text:p>0.562139</text:p>
              </table:table-cell>
              <table:table-cell office:value-type="float" office:value="0.834296">
                <text:p>0.834296</text:p>
              </table:table-cell>
              <table:table-cell office:value-type="float" office:value="1.045703">
                <text:p>1.045703</text:p>
              </table:table-cell>
              <table:table-cell office:value-type="float" office:value="1.24742">
                <text:p>1.24742</text:p>
              </table:table-cell>
            </table:table-row>
            <table:table-row>
              <table:table-cell office:value-type="string">
                <text:p>Average Excitatory Voltage Change per Neuron (+0.001 C)</text:p>
                <draw:g>
                  <svg:desc>errorLayerPercentageGraph291614234.A3:errorLayerPercentageGraph291614234.A3</svg:desc>
                </draw:g>
              </table:table-cell>
              <table:table-cell office:value-type="float" office:value="0.000025">
                <text:p>0.000025</text:p>
                <draw:g>
                  <svg:desc>errorLayerPercentageGraph291614234.B3:errorLayerPercentageGraph291614234.K3</svg:desc>
                </draw:g>
              </table:table-cell>
              <table:table-cell office:value-type="float" office:value="0.000084">
                <text:p>0.000084</text:p>
              </table:table-cell>
              <table:table-cell office:value-type="float" office:value="0.003058">
                <text:p>0.003058</text:p>
              </table:table-cell>
              <table:table-cell office:value-type="float" office:value="0.015108">
                <text:p>0.015108</text:p>
              </table:table-cell>
              <table:table-cell office:value-type="float" office:value="0.047304">
                <text:p>0.047304</text:p>
              </table:table-cell>
              <table:table-cell office:value-type="float" office:value="0.10127">
                <text:p>0.10127</text:p>
              </table:table-cell>
              <table:table-cell office:value-type="float" office:value="0.201384">
                <text:p>0.201384</text:p>
              </table:table-cell>
              <table:table-cell office:value-type="float" office:value="0.345736">
                <text:p>0.345736</text:p>
              </table:table-cell>
              <table:table-cell office:value-type="float" office:value="0.530834">
                <text:p>0.530834</text:p>
              </table:table-cell>
              <table:table-cell office:value-type="float" office:value="0.715221">
                <text:p>0.715221</text:p>
              </table:table-cell>
            </table:table-row>
            <table:table-row>
              <table:table-cell office:value-type="string">
                <text:p>Average Inhibitory Voltage Change per Neuron (+0.001 C)</text:p>
                <draw:g>
                  <svg:desc>errorLayerPercentageGraph291614234.A4:errorLayerPercentageGraph291614234.A4</svg:desc>
                </draw:g>
              </table:table-cell>
              <table:table-cell office:value-type="float" office:value="0.000247">
                <text:p>0.000247</text:p>
                <draw:g>
                  <svg:desc>errorLayerPercentageGraph291614234.B4:errorLayerPercentageGraph291614234.K4</svg:desc>
                </draw:g>
              </table:table-cell>
              <table:table-cell office:value-type="float" office:value="0.000295">
                <text:p>0.000295</text:p>
              </table:table-cell>
              <table:table-cell office:value-type="float" office:value="0.004348">
                <text:p>0.004348</text:p>
              </table:table-cell>
              <table:table-cell office:value-type="float" office:value="0.01754">
                <text:p>0.01754</text:p>
              </table:table-cell>
              <table:table-cell office:value-type="float" office:value="0.041301">
                <text:p>0.041301</text:p>
              </table:table-cell>
              <table:table-cell office:value-type="float" office:value="0.099847">
                <text:p>0.099847</text:p>
              </table:table-cell>
              <table:table-cell office:value-type="float" office:value="0.20947">
                <text:p>0.20947</text:p>
              </table:table-cell>
              <table:table-cell office:value-type="float" office:value="0.351941">
                <text:p>0.351941</text:p>
              </table:table-cell>
              <table:table-cell office:value-type="float" office:value="0.536922">
                <text:p>0.536922</text:p>
              </table:table-cell>
              <table:table-cell office:value-type="float" office:value="0.730292">
                <text:p>0.730292</text:p>
              </table:table-cell>
            </table:table-row>
            <table:table-row>
              <table:table-cell office:value-type="string">
                <text:p>Average Excitatory Voltage Change per Neuron (+0.0001 C)</text:p>
                <draw:g>
                  <svg:desc>errorLayerPercentageGraph291614234.A5:errorLayerPercentageGraph291614234.A5</svg:desc>
                </draw:g>
              </table:table-cell>
              <table:table-cell office:value-type="float" office:value="0.00000266666666666667">
                <text:p>0.00000266666666666667</text:p>
                <draw:g>
                  <svg:desc>errorLayerPercentageGraph291614234.B5:errorLayerPercentageGraph291614234.K5</svg:desc>
                </draw:g>
              </table:table-cell>
              <table:table-cell office:value-type="float" office:value="0.00000553333333333333">
                <text:p>0.00000553333333333333</text:p>
              </table:table-cell>
              <table:table-cell office:value-type="float" office:value="0.000153066666666667">
                <text:p>0.000153066666666667</text:p>
              </table:table-cell>
              <table:table-cell office:value-type="float" office:value="0.0019475">
                <text:p>0.0019475</text:p>
              </table:table-cell>
              <table:table-cell office:value-type="float" office:value="0.00708533333333333">
                <text:p>0.00708533333333333</text:p>
              </table:table-cell>
              <table:table-cell office:value-type="float" office:value="0.0167488">
                <text:p>0.0167488</text:p>
              </table:table-cell>
              <table:table-cell office:value-type="float" office:value="0.034608">
                <text:p>0.034608</text:p>
              </table:table-cell>
              <table:table-cell office:value-type="float" office:value="0.0531923333333333">
                <text:p>0.0531923333333333</text:p>
              </table:table-cell>
              <table:table-cell office:value-type="float" office:value="0.0994143">
                <text:p>0.0994143</text:p>
              </table:table-cell>
              <table:table-cell office:value-type="float" office:value="0.135875066666667">
                <text:p>0.135875066666667</text:p>
              </table:table-cell>
            </table:table-row>
            <table:table-row>
              <table:table-cell office:value-type="string">
                <text:p>Average Inhibitory Voltage Change per Neuron (+0.0001 C)</text:p>
                <draw:g>
                  <svg:desc>errorLayerPercentageGraph291614234.A6:errorLayerPercentageGraph291614234.A6</svg:desc>
                </draw:g>
              </table:table-cell>
              <table:table-cell office:value-type="float" office:value="0.0000239666666666667">
                <text:p>0.0000239666666666667</text:p>
                <draw:g>
                  <svg:desc>errorLayerPercentageGraph291614234.B6:errorLayerPercentageGraph291614234.K6</svg:desc>
                </draw:g>
              </table:table-cell>
              <table:table-cell office:value-type="float" office:value="0.0000252">
                <text:p>0.0000252</text:p>
              </table:table-cell>
              <table:table-cell office:value-type="float" office:value="0.0001784">
                <text:p>0.0001784</text:p>
              </table:table-cell>
              <table:table-cell office:value-type="float" office:value="0.00195603333333333">
                <text:p>0.00195603333333333</text:p>
              </table:table-cell>
              <table:table-cell office:value-type="float" office:value="0.00642843333333333">
                <text:p>0.00642843333333333</text:p>
              </table:table-cell>
              <table:table-cell office:value-type="float" office:value="0.0184902">
                <text:p>0.0184902</text:p>
              </table:table-cell>
              <table:table-cell office:value-type="float" office:value="0.0406103333333333">
                <text:p>0.0406103333333333</text:p>
              </table:table-cell>
              <table:table-cell office:value-type="float" office:value="0.0678778333333333">
                <text:p>0.0678778333333333</text:p>
              </table:table-cell>
              <table:table-cell office:value-type="float" office:value="0.1045588">
                <text:p>0.1045588</text:p>
              </table:table-cell>
              <table:table-cell office:value-type="float" office:value="0.140822">
                <text:p>0.140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